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7cm" fo:min-width="4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7cm" fo:min-width="3.55cm"/>
    </style:style>
    <style:style style:name="gr4" style:family="graphic" style:parent-style-name="standard">
      <style:graphic-properties draw:textarea-horizontal-align="justify" draw:textarea-vertical-align="middle" draw:auto-grow-height="false" fo:min-height="4.054cm" fo:min-width="7.43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0cm" svg:height="7.9cm" svg:x="5.6cm" svg:y="1cm">
          <text:p text:style-name="P1">IDENTITY WITH</text:p>
          <text:p text:style-name="P1"><text:s/>PROVIDER</text:p>
          <text:p text:style-name="P1">AND UID ALREADY</text:p>
          <text:p text:style-name="P1">EXIST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type="line" svg:x1="10.6cm" svg:y1="8.9cm" svg:x2="4.542cm" svg:y2="12.381cm" draw:start-shape="id1" draw:start-glue-point="6" svg:d="M10600 8900l-6058 3481" svg:viewBox="0 0 6059 3482">
          <text:p text:style-name="P1">YES</text:p>
        </draw:connector>
        <draw:connector draw:style-name="gr2" draw:text-style-name="P2" draw:layer="layout" draw:type="line" svg:x1="10.6cm" svg:y1="8.9cm" svg:x2="15.525cm" svg:y2="12.031cm" draw:start-shape="id1" draw:start-glue-point="6" svg:d="M10600 8900l4925 3131" svg:viewBox="0 0 4926 3132">
          <text:p text:style-name="P1">NO</text:p>
        </draw:connector>
        <draw:custom-shape draw:style-name="gr3" draw:text-style-name="P1" draw:layer="layout" svg:width="8.1cm" svg:height="5.9cm" svg:x="0.5cm" svg:y="12.6cm">
          <text:p text:style-name="P1">UPDATE</text:p>
          <text:p text:style-name="P1">ACCESS TOKEN</text:p>
          <text:p text:style-name="P1">AND </text:p>
          <text:p text:style-name="P1">EXPIRY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8.1cm" svg:height="5.9cm" svg:x="11.5cm" svg:y="12.6cm">
          <text:p text:style-name="P1">EMAIL EXISTS</text:p>
          <text:p text:style-name="P1">(goes into the</text:p>
          <text:p text:style-name="P1">Query part of the</text:p>
          <text:p text:style-name="P1">Versioned upsert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type="line" svg:x1="15.558cm" svg:y1="18.419cm" svg:x2="6.539cm" svg:y2="21.267cm" svg:d="M15558 18419l-9019 2848" svg:viewBox="0 0 9020 2849">
          <text:p text:style-name="P1">YES</text:p>
        </draw:connector>
        <draw:connector draw:style-name="gr2" draw:text-style-name="P2" draw:layer="layout" draw:type="line" svg:x1="15.575cm" svg:y1="18.6cm" svg:x2="16.823cm" svg:y2="20.818cm" svg:d="M15575 18600l1248 2218" svg:viewBox="0 0 1249 2219">
          <text:p text:style-name="P1">NO</text:p>
        </draw:connector>
        <draw:custom-shape draw:style-name="gr4" draw:text-style-name="P1" draw:layer="layout" svg:width="8.8cm" svg:height="6.1cm" svg:x="1.7cm" svg:y="21.5cm">
          <text:p text:style-name="P1">VERSIONED UPSERT, $SET </text:p>
          <text:p text:style-name="P1">=&gt; UPDATE THE </text:p>
          <text:p text:style-name="P1">EXISTING RECORD TO</text:p>
          <text:p text:style-name="P1">ADD IDENTITY,</text:p>
          <text:p text:style-name="P1">ACCESS TOKEN,</text:p>
          <text:p text:style-name="P1">EXPIRES AT.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1" draw:layer="layout" svg:width="8.8cm" svg:height="6.1cm" svg:x="11.401cm" svg:y="21.501cm">
          <text:p text:style-name="P1">VERSIONED UPSERT,</text:p>
          <text:p text:style-name="P1"><text:s/>$SetOnInsert </text:p>
          <text:p text:style-name="P1">=&gt;email,password,</text:p>
          <text:p text:style-name="P1">auth_token,identity, </text:p>
          <text:p text:style-name="P1">Access_token,</text:p>
          <text:p text:style-name="P1">Expires at.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3T19:31:31.010305786</meta:creation-date>
    <dc:date>2017-02-03T19:41:41.450446152</dc:date>
    <meta:editing-duration>PT10M9S</meta:editing-duration>
    <meta:editing-cycles>3</meta:editing-cycles>
    <meta:generator>LibreOffice/5.0.6.2$Linux_X86_64 LibreOffice_project/00m0$Build-2</meta:generator>
    <meta:document-statistic meta:object-count="9"/>
  </office:meta>
</office:document-meta>
</file>